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paragraph-properties fo:text-align="justify" style:justify-single-word="false"/>
    </style:style>
    <style:style style:name="P11" style:family="paragraph" style:parent-style-name="Preformatted_20_Text">
      <style:text-properties fo:font-style="normal" fo:font-weight="normal" style:font-style-asian="normal" style:font-weight-asian="normal" style:font-style-complex="normal" style:font-weight-complex="normal"/>
    </style:style>
    <style:style style:name="P12"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text-properties style:font-name="Courier 10 Pitch1" fo:font-size="10pt" style:font-size-asian="10pt" style:font-size-complex="10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Text_20_body" style:list-style-name="L1"/>
    <style:style style:name="P26" style:family="paragraph" style:parent-style-name="Text_20_body">
      <style:paragraph-properties fo:text-align="justify"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7">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2">
      <style:paragraph-properties fo:line-height="100%"/>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8"/>
    <style:style style:name="P37" style:family="paragraph" style:parent-style-name="Text_20_body" style:list-style-name="L12"/>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list-style-name="L9">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4">
      <style:paragraph-properties fo:margin-left="2.501cm" fo:margin-right="0cm" fo:text-indent="0cm" style:auto-text-indent="false"/>
    </style:style>
    <style:style style:name="P42" style:family="paragraph" style:parent-style-name="Text_20_body" style:list-style-name="L6">
      <style:paragraph-properties fo:margin-top="0cm" fo:margin-bottom="0cm"/>
    </style:style>
    <style:style style:name="P43"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44" style:family="paragraph" style:parent-style-name="Contents_20_4">
      <style:paragraph-properties>
        <style:tab-stops>
          <style:tab-stop style:position="16.069cm" style:type="right" style:leader-style="dotted" style:leader-text="."/>
        </style:tab-stops>
      </style:paragraph-properties>
    </style:style>
    <style:style style:name="P45" style:family="paragraph" style:parent-style-name="Preformatted_20_Text">
      <style:text-properties fo:font-style="normal" fo:font-weight="normal" style:font-style-asian="normal" style:font-weight-asian="normal" style:font-style-complex="normal" style:font-weight-complex="normal"/>
    </style:style>
    <style:style style:name="P46" style:family="paragraph" style:parent-style-name="Preformatted_20_Text">
      <style:text-properties style:font-name="Courier 10 Pitch1" fo:font-size="8pt" style:font-size-asian="8pt" style:font-size-complex="8pt"/>
    </style:styl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style>
    <style:style style:name="P49" style:family="paragraph" style:parent-style-name="Contents_20_1">
      <style:paragraph-properties>
        <style:tab-stops>
          <style:tab-stop style:position="17.567cm" style:type="right" style:leader-style="dotted" style:leader-text="."/>
        </style:tab-stops>
      </style:paragraph-properties>
    </style:style>
    <style:style style:name="P50" style:family="paragraph" style:parent-style-name="Contents_20_2">
      <style:paragraph-properties>
        <style:tab-stops>
          <style:tab-stop style:position="17.067cm" style:type="right" style:leader-style="dotted" style:leader-text="."/>
        </style:tab-stops>
      </style:paragraph-properties>
    </style:style>
    <style:style style:name="P51" style:family="paragraph" style:parent-style-name="Contents_20_3">
      <style:paragraph-properties>
        <style:tab-stops>
          <style:tab-stop style:position="16.568cm" style:type="right" style:leader-style="dotted" style:leader-text="."/>
        </style:tab-stops>
      </style:paragraph-properties>
    </style:style>
    <style:style style:name="P52"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5-12T21:38:28">12.05.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9"><text:s/>1 Motivation<text:tab/>3</text:p>
          <text:p text:style-name="P49"><text:s/>2 Sprachumfang<text:tab/>3</text:p>
          <text:p text:style-name="P50"><text:s/>2.1 Generell<text:tab/>3</text:p>
          <text:p text:style-name="P50"><text:s/>2.2 Einschränkungen<text:tab/>4</text:p>
          <text:p text:style-name="P50"><text:s/>2.3 uBasic-Syntax<text:tab/>5</text:p>
          <text:p text:style-name="P51"><text:s/>2.3.1 Darstellungsformen für Zahlen<text:tab/>5</text:p>
          <text:p text:style-name="P51"><text:s/>2.3.2 Operatoren<text:tab/>5</text:p>
          <text:p text:style-name="P44"><text:s/>2.3.2.1 Arithmetische Operatoren<text:tab/>5</text:p>
          <text:p text:style-name="P44"><text:s/>2.3.2.2 Bit-Operatoren<text:tab/>5</text:p>
          <text:p text:style-name="P44"><text:s/>2.3.2.3 Vergleichsoperatoren<text:tab/>6</text:p>
          <text:p text:style-name="P51"><text:s/>2.3.3 Schleife von/bis (for/to/next)<text:tab/>6</text:p>
          <text:p text:style-name="P51"><text:s/>2.3.4 Bedingte Anweisung (if/then/else)<text:tab/>6</text:p>
          <text:p text:style-name="P51"><text:s/>2.3.5 Sprung (goto)<text:tab/>6</text:p>
          <text:p text:style-name="P51"><text:s/>2.3.6 Unterprogramm aufrufen (gosub)<text:tab/>7</text:p>
          <text:p text:style-name="P51"><text:s/>2.3.7 Programm-Ende (end)<text:tab/>7</text:p>
          <text:p text:style-name="P51"><text:s/>2.3.8 Zufallswert (srand/rand)<text:tab/>7</text:p>
          <text:p text:style-name="P51"><text:s/>2.3.9 absoluter Betrag (abs)<text:tab/>7</text:p>
          <text:p text:style-name="P51"><text:s/>2.3.10 Complement (not)<text:tab/>8</text:p>
          <text:p text:style-name="P51"><text:s/>2.3.11 Ausgabe (print)<text:tab/>8</text:p>
          <text:p text:style-name="P51"><text:s/>2.3.12 Variable setzen (let)<text:tab/>8</text:p>
          <text:p text:style-name="P51"><text:s/>2.3.13 Feld-Variablen (dim)<text:tab/>8</text:p>
          <text:p text:style-name="P51"><text:s/>2.3.14 Eingabe (input)<text:tab/>9</text:p>
          <text:p text:style-name="P51"><text:s/>2.3.15 DATA/READ/RESTORE<text:tab/>9</text:p>
          <text:p text:style-name="P51"><text:s/>2.3.16 Kommentar (rem)<text:tab/>9</text:p>
          <text:p text:style-name="P51"><text:s/>2.3.17 BASIC-Befehle zur String-Verarbeitung<text:tab/>10</text:p>
          <text:p text:style-name="P44"><text:s/>2.3.17.1 Allgemeines<text:tab/>10</text:p>
          <text:p text:style-name="P44"><text:s/>2.3.17.2 String-Variablen<text:tab/>10</text:p>
          <text:p text:style-name="P44"><text:s/>2.3.17.3 String-Felder<text:tab/>10</text:p>
          <text:p text:style-name="P44"><text:s/>2.3.17.4 Zusammenfügen von Teilstrings<text:tab/>10</text:p>
          <text:p text:style-name="P44"><text:s/>2.3.17.5 Vergleichsoperationen mit Strings<text:tab/>11</text:p>
          <text:p text:style-name="P44"><text:soft-page-break/><text:s/>2.3.17.6 LEFT$<text:tab/>11</text:p>
          <text:p text:style-name="P44"><text:s/>2.3.17.7 RIGHT$<text:tab/>11</text:p>
          <text:p text:style-name="P44"><text:s/>2.3.17.8 MID$<text:tab/>11</text:p>
          <text:p text:style-name="P44"><text:s/>2.3.17.9 CHR$<text:tab/>12</text:p>
          <text:p text:style-name="P44"><text:s/>2.3.17.10 STR$<text:tab/>12</text:p>
          <text:p text:style-name="P44"><text:s/>2.3.17.11 LEN<text:tab/>12</text:p>
          <text:p text:style-name="P44"><text:s/>2.3.17.12 VAL<text:tab/>12</text:p>
          <text:p text:style-name="P44"><text:s/>2.3.17.13 ASC<text:tab/>12</text:p>
          <text:p text:style-name="P51"><text:s/>2.3.18 BASIC-Befehle zur Interaktion mit der einbettenden Applikation<text:tab/>13</text:p>
          <text:p text:style-name="P44"><text:s/>2.3.18.1 C-Routinen aufrufen (call)<text:tab/>13</text:p>
          <text:p text:style-name="P44"><text:s/>2.3.18.2 Zugriff auf interne C-Variablen (vpeek/vpoke)<text:tab/>13</text:p>
          <text:p text:style-name="P51"><text:s/>2.3.19 AVR-spezifische BASIC-Befehle<text:tab/>13</text:p>
          <text:p text:style-name="P44"><text:s/>2.3.19.1 EEPROM-Inhalt setzen (epeek)<text:tab/>13</text:p>
          <text:p text:style-name="P44"><text:s/>2.3.19.2 EEPROM-Inhalt lesen (epoke)<text:tab/>14</text:p>
          <text:p text:style-name="P44"><text:s/>2.3.19.3 Pause-Befehl (wait)<text:tab/>14</text:p>
          <text:p text:style-name="P44"><text:s/>2.3.19.4 I/O-Portrichtung (Ein- oder Ausgang) festlegen (dir)<text:tab/>14</text:p>
          <text:p text:style-name="P44"><text:s/>2.3.19.5 I/O-Port setzen (out)<text:tab/>14</text:p>
          <text:p text:style-name="P44"><text:s/>2.3.19.6 I/O-Port auslesen (in)<text:tab/>14</text:p>
          <text:p text:style-name="P44"><text:s/>2.3.19.7 ADC-Auslesen (adc)<text:tab/>15</text:p>
          <text:p text:style-name="P50"><text:s/>2.4 BASIC-Fehlerbehandlung<text:tab/>15</text:p>
          <text:p text:style-name="P49"><text:s/>3 Funktionsweise des Interpreters<text:tab/>16</text:p>
          <text:p text:style-name="P49"><text:s/>4 Einbinden in eigene Programme<text:tab/>16</text:p>
          <text:p text:style-name="P50"><text:s/>4.1 Parametrisierung (ubasic_config.h)<text:tab/>16</text:p>
          <text:p text:style-name="P50"><text:s/>4.2 Übersetzen, Testen<text:tab/>19</text:p>
          <text:p text:style-name="P50"><text:s/>4.3 Einbinden, Start eines Basic-Programmes in eigene Applikationen<text:tab/>19</text:p>
          <text:p text:style-name="P50"><text:s/>4.4 Schnittstelle zu anderen internen C-Funktionen und -Variablen<text:tab/>20</text:p>
          <text:p text:style-name="P51"><text:s/>4.4.1 Basic-Befehl CALL<text:tab/>20</text:p>
          <text:p text:style-name="P51"><text:s/>4.4.2 Basic-Befehle VPEEK, VPOKE<text:tab/>22</text:p>
          <text:p text:style-name="P49"><text:s/>5 Variabler Zugriff auf Basic-Quelltext<text:tab/>23</text:p>
          <text:p text:style-name="P50"><text:s/>5.1 Ziel <text:tab/>23</text:p>
          <text:p text:style-name="P50"><text:s/>5.2 Umsetzung<text:tab/>23</text:p>
          <text:p text:style-name="P49"><text:s/>6 Aufruf von externen Unterprogrammen<text:tab/>24</text:p>
          <text:p text:style-name="P49"><text:s/>7 Formale Syntax-Beschreibung (Erweiterte Backus-Naur-Form)<text:tab/>26</text:p>
          <text:p text:style-name="P49"><text:s/>8 Bekannte Fehler<text:tab/>27</text:p>
          <text:p text:style-name="P49"><text:s/>9 Kontakt<text:tab/>27</text:p>
        </text:index-body>
      </text:table-of-content>
      <text:p text:style-name="P1"/>
      <text:p text:style-name="P4"/>
      <text:h text:style-name="P48" text:outline-level="1">Motivation</text:h>
      <text:p text:style-name="P13"/>
      <text:p text:style-name="P15">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5">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5">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419695191" text:style-name="L1">
        <text:list-item>
          <text:p text:style-name="P27">relativ einfach zu verstehender Quellcode, der es nach kurzer Einarbeitungszeit möglich macht, den Sprachumfang zu erweitern</text:p>
        </text:list-item>
        <text:list-item>
          <text:p text:style-name="P25">modular aufgebaut, einfach in eigene Applikationen integrierbar</text:p>
        </text:list-item>
        <text:list-item>
          <text:p text:style-name="P25">kleiner übersetzter Code, geringer Speicherverbrauch</text:p>
        </text:list-item>
        <text:list-item>
          <text:p text:style-name="P25">Basic-Syntax ist an das bekannte TinyBasic angelehnt</text:p>
        </text:list-item>
        <text:list-item>
          <text:p text:style-name="P25">Sprachumfang und interner Speicherverbrauch parametrierbar</text:p>
        </text:list-item>
        <text:list-item>
          <text:p text:style-name="P27">Basic-Befehle für den Zugriff auf Funktionen und Variablen der einbindenden Firmware vor­handen</text:p>
        </text:list-item>
        <text:list-item>
          <text:p text:style-name="P27">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5">Der Sprachumfang lehnt sich, mit einigen Einschränkungen (siehe weiter unten), an das bekannte Tiny­Basic an. </text:p>
      <text:p text:style-name="P15">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5">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334879531" text:style-name="L2">
        <text:list-item>
          <text:p text:style-name="P32">Befehle ohne einschließende Klammern ö.ä. angegeben</text:p>
        </text:list-item>
        <text:list-item>
          <text:p text:style-name="P32">erforderliche Syntaxelemente in &lt;...&gt; angegeben</text:p>
        </text:list-item>
        <text:list-item>
          <text:p text:style-name="P32">alternative Syntaxelemente mit einem | getrennt</text:p>
        </text:list-item>
        <text:list-item>
          <text:p text:style-name="P32">optionale Syntaxelemente in [...] angegeben</text:p>
        </text:list-item>
      </text:list>
      <text:p text:style-name="Text_20_body">Kombinationen sind möglich.</text:p>
      <text:p text:style-name="Text_20_body"/>
      <text:p text:style-name="Text_20_body">Bedeutung innerhalb folgender Syntaxbeschreibung:</text:p>
      <text:list xml:id="list922870965" text:style-name="L3">
        <text:list-item>
          <text:p text:style-name="P38"><text:span text:style-name="T2">val</text:span> <text:s/><text:span text:style-name="T3"></text:span> ein numerischer Wert</text:p>
        </text:list-item>
        <text:list-item>
          <text:p text:style-name="P38"><text:span text:style-name="T2">str</text:span> <text:s/><text:span text:style-name="T3"></text:span> ein String (eingeschlossen in "...")</text:p>
        </text:list-item>
        <text:list-item>
          <text:p text:style-name="P38"><text:span text:style-name="T2">expr</text:span> <text:span text:style-name="T3"></text:span> eine Expression (Ausdruck) mit numerischen Ergebnistyp</text:p>
        </text:list-item>
        <text:list-item>
          <text:p text:style-name="P38">strexpr <text:span text:style-name="T3"></text:span> eine Expression (Ausdruck), welche eine Zeichenkette (String) zum Ergebnis hat</text:p>
        </text:list-item>
        <text:list-item>
          <text:p text:style-name="P38"><text:span text:style-name="T2">var</text:span> <text:s/><text:span text:style-name="T3"></text:span> eine numerische Variable</text:p>
        </text:list-item>
        <text:list-item>
          <text:p text:style-name="P38">strvar <text:span text:style-name="T3"></text:span> eine Stringvariable</text:p>
        </text:list-item>
        <text:list-item>
          <text:p text:style-name="P38"><text:span text:style-name="T2">rel</text:span> <text:s/><text:span text:style-name="T3"></text:span> Relation (Vergleichsoperation)</text:p>
        </text:list-item>
        <text:list-item>
          <text:p text:style-name="P38"><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45742399" text:style-name="L4">
        <text:list-item>
          <text:p text:style-name="P33">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3">im Vergleich zu anderen verbreiteten Basic-Dialekten (außer TinyBasic):</text:p>
        </text:list-item>
        <text:list-item>
          <text:p text:style-name="P40">Wertebereiche Variablen: </text:p>
        </text:list-item>
        <text:list-item>
          <text:p text:style-name="P41">signed Integer (Wertebereich ist Plattformabhängig (16Bit, 32Bit usw.))</text:p>
        </text:list-item>
        <text:list-item>
          <text:p text:style-name="P41"><text:soft-page-break/>die max. Größe von String-Variablen wird durch das Define MAX_STRINGLEN in ubasic_config.h festgelegt.</text:p>
        </text:list-item>
        <text:list-item>
          <text:p text:style-name="P40">Variablennamen: nur ein Buchstabe von 'a'...'z' bzw. 'A'...'Z' (es gilt a=A usw.); bei String-Variablen wird ein $-Zeichen angehangen (z.B.: a$)</text:p>
        </text:list-item>
        <text:list-item>
          <text:p text:style-name="P40">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5">Es sind innerhalb eines Basic-Programmes folgende unterschiedliche Darstellungsformen für Zahlen zulässig:</text:p>
      <text:list xml:id="list219642107" text:style-name="L5">
        <text:list-item>
          <text:p text:style-name="P34">Dezimalzahlen:<text:tab/>1234</text:p>
        </text:list-item>
        <text:list-item>
          <text:p text:style-name="P34">Hexadezimalzahlen:<text:tab/>0x12AB</text:p>
        </text:list-item>
        <text:list-item>
          <text:p text:style-name="P34">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text:bookmark text:name="__RefNumPara__2212_1266434168"/><text:soft-page-break/>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5"><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6"/>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5">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5"/>
      <text:p text:style-name="P15">Fehlerhaftes Beispiel:</text:p>
      <text:p text:style-name="P10">IF A=1 GOTO 100 <text:span text:style-name="T7">ELSE GOTO 200</text:span></text:p>
      <text:p text:style-name="P15"/>
      <text:p text:style-name="P15">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5"><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text:soft-page-break/>Unterprogramm aufrufen (gosub)<text:bookmark-end text:name="__RefNumPara__1991_1650267454"/></text:h>
      <text:p text:style-name="P6">gosub &lt;val&gt;|&lt;expr&gt;|&lt;var&gt;|&lt;str&gt;</text:p>
      <text:p text:style-name="P6">...</text:p>
      <text:p text:style-name="P6">return</text:p>
      <text:p text:style-name="Text_20_body"/>
      <text:p text:style-name="P15"><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5">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4</text:bookmark-ref> ff.) in dieser Dokumentation.</text:p>
      <text:p text:style-name="P15">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4"/>
      <text:p text:style-name="P16">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5">Für die Implementierung der Zufallsfunktionen auf Nicht-AVR-Plattformen wurden die entsprechen­den Routinen der libc verwendet. Als seed-Wert für srand() dient die aktuelle Uhrzeit.</text:p>
      <text:p text:style-name="P15">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text:soft-page-break/>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gt; [&lt;,|;&gt; [&lt;val|var|expr|str|strvar|strexpr&gt;]]</text:p>
      <text:p text:style-name="Text_20_body"/>
      <text:p text:style-name="P15">Zwischen den einzelnen Ausdrücken wird ein Leerzeichens ausgegeben, wenn als Trennzeichen ein Komma angegeben wird. Ein Semikolon unterdrückt die Ausgabe des Leerzeichen. Stehen Komma oder Semikolon am Zeilenende, wird der Zeilenvorschub unterdrückt.</text:p>
      <text:p text:style-name="P15">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5">Die Angabe von <text:span text:style-name="T2">let</text:span> ist optional.</text:p>
      <text:p text:style-name="P15"/>
      <text:h text:style-name="Heading_20_3" text:outline-level="3"><text:bookmark text:name="__RefNumPara__2033_1650267454"/>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1">10 dim a(10)</text:p>
      <text:p text:style-name="P11">20 a(1)=42</text:p>
      <text:p text:style-name="P11">30 print a(1)</text:p>
      <text:p text:style-name="P11">40 end</text:p>
      <text:p text:style-name="Text_20_body"/>
      <text:p text:style-name="P15">In Zeile 10 wird die Variable <text:span text:style-name="T2">a</text:span> als Feld mit 10 Elementen definiert. In den folgenden Zeilen wird auf das jeweils 2.Element des Feldes zugegriffen (Index 0...9).</text:p>
      <text:p text:style-name="P15">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5">Analoges gilt für die Definition von Zeichenkettenfelder (z.B. dim a$(10)).</text:p>
      <text:h text:style-name="Heading_20_3" text:outline-level="3"><text:bookmark text:name="__RefNumPara__2035_1650267454"/><text:soft-page-break/>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8">"a="; a</text:span></text:p>
      <text:p text:style-name="P7">20 print a</text:p>
      <text:p text:style-name="P7">30 input a, b$</text:p>
      <text:p text:style-name="P7">40 print a, b$</text:p>
      <text:p text:style-name="P7">50 end</text:p>
      <text:p text:style-name="P19"/>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5">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data 23, 24</text:p>
      <text:p text:style-name="Preformatted_20_Text">data 0xff</text:p>
      <text:p text:style-name="Preformatted_20_Text">end</text:p>
      <text:p text:style-name="Text_20_body"/>
      <text:p text:style-name="P15">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5">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text:soft-page-break/>BASIC-Befehle zur String-Verarbeitung<text:bookmark-end text:name="__RefNumPara__1995_1650267454"/></text:h>
      <text:h text:style-name="Heading_20_4" text:outline-level="4">Allgemeines</text:h>
      <text:p text:style-name="P15">Mit dem Define UBASIC_STRING in ubasic_config.h (Kapitel <text:bookmark-ref text:reference-format="chapter" text:ref-name="__RefNumPara__2220_1865953783">4.1</text:bookmark-ref>; S.<text:bookmark-ref text:reference-format="page" text:ref-name="__RefNumPara__2220_1865953783">16</text:bookmark-ref>) kann der String-Support ein­geschaltet werden. Damit stehen eine Reihe von BASIC-Befehlen zur Verfügung, die eine Verarbeitung von Zeichenketten ermöglichen.</text:p>
      <text:p text:style-name="P15">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5">String-Variablennamen bestehen aus einem Buchstaben und einem angehangenen $-Zeichen. Groß-/Kleinschreibung ist gleichbedeutend. Bsp.: a$, b$</text:p>
      <text:p text:style-name="P15">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5">Da die Reservierung des Speicherplatzes für String-Variable erst bei der ersten Zuweisung erfolgt, ist eine Ausgabe/Abfrage einer String-Variable vor dem ersten Setzen unzulässig und wird mit einem Feh­ler und BASIc-Programmabbruch quittiert.</text:p>
      <text:p text:style-name="P15">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
      <text:p text:style-name="P15">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6</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8">"</text:span>BASIC<text:span text:style-name="T8">"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5">Die Summe der Teilstringlängen darf nicht die maximal mögliche Länge (Define MAX_STRINGLEN <text:soft-page-break/>in ubasic_config.h) überschreiten. Ansonsten bricht das BASIC-Programm mit einer entsprechenden Fehlermeldung ab.</text:p>
      <text:h text:style-name="Heading_20_4" text:outline-level="4">Vergleichsoperationen mit Strings</text:h>
      <text:p text:style-name="P15">Es sind die, in Kapitel <text:bookmark-ref text:reference-format="chapter" text:ref-name="__RefNumPara__2212_1266434168">2.3.2.3</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5">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8">"</text:span>BASIC ist cool!<text:span text:style-name="T8">",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5">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8">"</text:span>BASIC ist cool!<text:span text:style-name="T8">", 9)</text:span></text:p>
      <text:p text:style-name="Text_20_body"/>
      <text:p text:style-name="Text_20_body">Weist a$ die Zeichenkette „ist cool!“ zu.</text:p>
      <text:h text:style-name="Heading_20_4" text:outline-level="4">MID$</text:h>
      <text:p text:style-name="P6">&lt;strvar&gt;=mid$(&lt;str|strvar|strexpr&gt;, &lt;var|val|expr&gt;, &lt;var|val|expr&gt;)</text:p>
      <text:p text:style-name="Text_20_body"/>
      <text:p text:style-name="P15">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8">"</text:span>BASIC ist cool!<text:span text:style-name="T8">", 6, 3)</text:span></text:p>
      <text:p text:style-name="Text_20_body"/>
      <text:p text:style-name="Text_20_body">Weist a$ die Zeichenkette „ist“ zu. </text:p>
      <text:p text:style-name="Text_20_body">Hinweis: die Zählung des Offsets beginnt bei 0.</text:p>
      <text:h text:style-name="Heading_20_4" text:outline-level="4"><text:soft-page-break/>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8">"</text:span>BASIC<text:span text:style-name="T8">")</text:span></text:p>
      <text:p text:style-name="P19"/>
      <text:p text:style-name="P20">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8">"42")</text:span></text:p>
      <text:p text:style-name="P19"/>
      <text:p text:style-name="P20">Ergibt die Integerzahl 42.</text:p>
      <text:p text:style-name="P20">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text:soft-page-break/>Bsp.:</text:p>
      <text:p text:style-name="Preformatted_20_Text">print asc(<text:span text:style-name="T8">"BASIC")</text:span></text:p>
      <text:p text:style-name="P19"/>
      <text:p text:style-name="P20">Gibt 66 aus.</text:p>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5">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0</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5">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2</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eek)</text:h>
      <text:p text:style-name="P6">epeek(&lt;val|var|expr&gt;)=&lt;val|var|expr&gt;</text:p>
      <text:p text:style-name="Text_20_body"/>
      <text:p text:style-name="P15">Der Wert in den Klammern gibt die Adresse im EEPROM an, deren Inhalt mit dem Wert rechts neben dem Istgleich gefüllt werden. Der Befehl ist AVR-spezifisch.</text:p>
      <text:p text:style-name="Text_20_body"/>
      <text:h text:style-name="Heading_20_4" text:outline-level="4"><text:soft-page-break/>EEPROM-Inhalt lesen (epoke)</text:h>
      <text:p text:style-name="P6">&lt;var&gt;=epoke(&lt;val|var|expr&gt;)</text:p>
      <text:p text:style-name="Text_20_body"/>
      <text:p text:style-name="P15">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5">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5">Es wird das angegebenen Pin des jeweiligen Ports als Aus- oder Eingang gesetzt. Dabei werden alle Werte &gt;0 als Ausgang und Werte =0 wird als Eingang gewertet.</text:p>
      <text:p text:style-name="P15">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5">Es wird das angegebenen Pin des jeweiligen Ports auf 0 oder 1 gesetzt. Dabei werden alle Werte größer 0 als 1 und Werte gleich 0 als 0 gewertet.</text:p>
      <text:p text:style-name="P15">Der Befehl ist AVR-spezifisch. Welche Ports angesteuert werden können ist abhängig vom verwende­ten Mikrocontroller und kann in ubasic_config.h eingestellt werden. </text:p>
      <text:p text:style-name="Text_20_body"/>
      <text:h text:style-name="Heading_20_4" text:outline-level="4">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5"><text:soft-page-break/>Es wird das angegebene Pin des entsprechenden Ports ausgelesen und als Ergebnis zurückgegeben.</text:p>
      <text:p text:style-name="P15">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5">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5">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5">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5"/>
      <text:p text:style-name="P15">Für die richtige Differenzierung des Fehlers wird keine Garantie gegeben. Fakt ist aber, dass wenn ein <text:soft-page-break/>Fehler auftritt, ist etwas am Basic-Programm faul (oder das Ende des dynamischen Speichers erreicht)!</text:p>
      <text:p text:style-name="Text_20_body">Bei Auftreten eines Fehlers, wird das Basic-Programm abgebrochen.</text:p>
      <text:p text:style-name="Text_20_body"/>
      <text:h text:style-name="P47" text:outline-level="1">Funktionsweise des Interpreters</text:h>
      <text:p text:style-name="Text_20_body">Der uBasic-Interpreter unterteilt sich in zwei Komponenten: </text:p>
      <text:list xml:id="list724197968" text:style-name="L6">
        <text:list-item>
          <text:p text:style-name="P42">dem Tokenizer (tokenizer.*) </text:p>
        </text:list-item>
        <text:list-item>
          <text:p text:style-name="P35">dem eigentlichen uBasic (ubasic*.*) </text:p>
        </text:list-item>
      </text:list>
      <text:p text:style-name="P15"><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5">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5">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5">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text:bookmark text:name="__RefNumPara__2220_1865953783"/>Parametrisierung (ubasic_config.h)<text:bookmark-end text:name="__RefNumPara__2220_1865953783"/></text:h>
      <text:p text:style-name="P15">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5">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5">Maximale Länge eines Strings innerhalb des Basic-Befehls <text:span text:style-name="T2">print</text:span><text:span text:style-name="T5"> bzw. von String-Variablen.</text:span> (Bsp.: maximal 40 Zeichen)</text:p>
      <text:p text:style-name="P15"/>
      <text:p text:style-name="Preformatted_20_Text"><text:soft-page-break/>#define MAX_INPUT_LEN 11</text:p>
      <text:p text:style-name="P15">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5"/>
      <text:p text:style-name="Preformatted_20_Text">#define MAX_GOSUB_STACK_DEPTH 2</text:p>
      <text:p text:style-name="P15">Maximale Schachtelungstiefe innerhalb von <text:span text:style-name="T2">gosub</text:span>-Anweisungen. (Bsp.: maximale Schachtelungstiefe 2)</text:p>
      <text:p text:style-name="Text_20_body"/>
      <text:p text:style-name="Preformatted_20_Text">#define MAX_FOR_STACK_DEPTH 4</text:p>
      <text:p text:style-name="P15">Maximale Schachtelungstiefe von <text:span text:style-name="T2">for-next</text:span>-Anweisungen. (Bsp.: maximale Schachtelungstiefe 4)</text:p>
      <text:p text:style-name="Text_20_body"/>
      <text:p text:style-name="Preformatted_20_Text">#define MAX_VARNUM 26</text:p>
      <text:p text:style-name="P15">Maximale Anzahl von Basic-Variablen. Da Variablennamen nur aus einem Buchstaben bestehen kön­nen, sind maximal 26 Variablen möglich. (Bsp.: maximal 26 Variablen)</text:p>
      <text:p text:style-name="P15"/>
      <text:p text:style-name="Preformatted_20_Text">#define MAX_KEYWORD_LEN<text:tab/>8</text:p>
      <text:p text:style-name="P15">Maximallänge der Schlüsselwörter in der Tabelle keywords[] (tokenizer.*). (Bsp.: maximal 8 Zeichen)</text:p>
      <text:p text:style-name="Text_20_body"/>
      <text:p text:style-name="Preformatted_20_Text">#define MAX_NAME_LEN 8</text:p>
      <text:p text:style-name="P15">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1</text:p>
      <text:p text:style-name="Preformatted_20_Text">#define UBASIC_REM<text:tab/><text:tab/>1</text:p>
      <text:p text:style-name="Preformatted_20_Text">#define UBASIC_PRINT<text:tab/>1</text:p>
      <text:p text:style-name="Preformatted_20_Text">#define UBASIC_RND<text:tab/><text:tab/>1</text:p>
      <text:p text:style-name="Preformatted_20_Text">#define UBASIC_INPUT<text:tab/>1</text:p>
      <text:p text:style-name="Preformatted_20_Text">#define UBASIC_HEX_BIN<text:tab/>1 </text:p>
      <text:p text:style-name="P15">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5">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5"><text:s/></text:p>
      <text:p text:style-name="Preformatted_20_Text">#define UBASIC_ARRAY<text:tab/>1</text:p>
      <text:p text:style-name="P15">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8</text:bookmark-ref></text:span>).</text:p>
      <text:p text:style-name="P15"/>
      <text:p text:style-name="Preformatted_20_Text"><text:soft-page-break/>#define UBASIC_DATA<text:tab/><text:tab/>1</text:p>
      <text:p text:style-name="P15">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5"/>
      <text:p text:style-name="Preformatted_20_Text">#define UBASIC_STRING<text:tab/>1</text:p>
      <text:p text:style-name="P15">Zeichenkettenverarbeitung ist zulässig (Kapitel <text:bookmark-ref text:reference-format="chapter" text:ref-name="__RefNumPara__1995_1650267454">2.3.17</text:bookmark-ref>; S.<text:bookmark-ref text:reference-format="page" text:ref-name="__RefNumPara__1995_1650267454">10</text:bookmark-ref>).</text:p>
      <text:p text:style-name="P15"/>
      <text:p text:style-name="Preformatted_20_Text">#define UBASIC_NO_LINENUM_ALLOWED<text:tab/>1</text:p>
      <text:p text:style-name="P15">Es muss nicht vor jeder BASIC-Programmzeile eine Zeilennummer stehen.</text:p>
      <text:p text:style-name="P15"/>
      <text:p text:style-name="Preformatted_20_Text">#define USE_LINENUM_CACHE<text:tab/><text:tab/>1 </text:p>
      <text:p text:style-name="Preformatted_20_Text">#define MAX_LINENUM_CACHE_DEPTH<text:tab/>8</text:p>
      <text:p text:style-name="P15">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5">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5">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3</text:bookmark-ref>).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5">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5">Mit diesen Defines kann der Sprachumfang AVR-spezifischer Befehle gesteuert werden. Bei Wert 0 steht das entsprechende Sprachelement nicht zur Verfügung, was Speicherplatz im Programmspeicher <text:soft-page-break/>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5">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5">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5"/>
      <text:h text:style-name="Heading_20_2" text:outline-level="2">Einbinden, Start eines Basic-Programmes in eigene Applikationen</text:h>
      <text:p text:style-name="P15">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den Basic-Sprachumfang steuern (siehe weiter unten). <text:s/></text:p>
      <text:p text:style-name="P15">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5"><text:line-break/>uBasic_init() setzt einen internen Pointer auf den Anfang des Programmtextes und initialisiert ein paar weitere interne Variablen. </text:p>
      <text:p text:style-name="P15">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5"><text:line-break/>Eine weitere Variante, um die Abarbeitung des Basic-Programmes in einer bestehenden Hauptschleife einzubauen, könnte ungefähr so aussehen: </text:p>
      <text:p text:style-name="P8">while (1) {</text:p>
      <text:p text:style-name="P8"><text:soft-page-break/><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2">}</text:p>
      <text:p text:style-name="P15">Als Referenz für das Einbinden des Basic-Interpreters in eigene Programme, wird das Studium der Beispielprogramme, welche im Quellcode-Archiv enthalten sind, angeraten. </text:p>
      <text:p text:style-name="P15"/>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5">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5">Dazu sind allerdings einige Dinge in den Quelltext-Dateien ubasic_call.h und ubasic_call.h vorzuberei­ten. </text:p>
      <text:p text:style-name="P15">Das folgende Erläuerung bezieht sich auf die Einbindung folgender C-Funktionen im Basic-Interpreter und deren Aufrufmöglichkeit mit dem Basic-Befehl <text:span text:style-name="T2">call</text:span>:</text:p>
      <text:p text:style-name="Preformatted_20_Text">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5">Dabei ist a() eine Prozedure ohne Übergabeparameter und Rückwert, b() eine Prozedure mit einem Übergabeparameter aber ohne Rückgabewert und c() mit einem Übergabeparameter und einem Rück­gabewert.</text:p>
      <text:p text:style-name="Text_20_body"><text:soft-page-break/><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5"><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18"/>
      <text:p text:style-name="P15"><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soft-page-break/><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5"><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5"/>
      <text:p text:style-name="P15"><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5"/>
      <text:p text:style-name="P15"><text:span text:style-name="T4">(5)</text:span> Bei C-Funktionen ohne Rückgabewert, der auch an den call-Befehl (uBasic) zurück gereicht wer­den soll, ist das entsprechende Funktionstyp-Define in der if-Anweisung (call_statement()), mit ODER verknüpft, aufzunehmen.</text:p>
      <text:p text:style-name="P15">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5">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5">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5">Selbstverständlich sind die Header-Dateien, in denen die entsprechenden C-Variablen definiert sind, zu <text:soft-page-break/>includieren. </text:p>
      <text:p text:style-name="Text_20_body"/>
      <text:h text:style-name="Heading_20_1" text:outline-level="1">Variabler Zugriff auf Basic-Quelltext</text:h>
      <text:h text:style-name="Heading_20_2" text:outline-level="2">Ziel </text:h>
      <text:p text:style-name="P15">Ziel der in der Folge beschrieben Systematik ist es, das Einlesen des Basic-Quelltextes von einem be­liebigen Medium zu ermöglichen. Medien könnten z.B. sein:</text:p>
      <text:list xml:id="list2078456658" text:style-name="L7">
        <text:list-item>
          <text:p text:style-name="P28">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8">Flash-RAM, EEPROM eines Mikrocontrollers, soweit vorhanden (z.B. AVR-Mikrocontroller)</text:p>
        </text:list-item>
        <text:list-item>
          <text:p text:style-name="P28">angeschlossene externe Speicherbausteine</text:p>
        </text:list-item>
        <text:list-item>
          <text:p text:style-name="P28">ein eventuell vorhandenes Filesystem (SD-Karte, Festplatte usw.)</text:p>
        </text:list-item>
        <text:list-item>
          <text:p text:style-name="P28">usw.</text:p>
        </text:list-item>
      </text:list>
      <text:p text:style-name="P15"/>
      <text:p text:style-name="P15">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5">Der eigentliche Zugriff auf den Basic-Quelltext erfolgt innerhalb des Parsers (tokenizer.c) mittels eines Zeigers, der immer auf die aktuelle Position innerhalb des Basic-Programmes zeigt. Folgende Funktio­nen müssen mit diesem Zeiger realisierbar sein:</text:p>
      <text:list xml:id="list1468371155" text:style-name="L8">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
      <text:p text:style-name="P15">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5">Definition des Types der Variable, die den Zeigerwert beinhaltet. Könnte theoretisch auch vom Typ In­<text:soft-page-break/>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5">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5">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5">Erhöht den Wert des Zeiger um eine Stelle. Wichtig ist, dass auch der physischen Zeiger des entspre­chenden Mediums danach auf die korrekte Position zeigt und der Inhalt der referenzierten Speicherzel­le mittels GET_CONTENT_PROG_PTR abfragbar ist. </text:p>
      <text:p text:style-name="P15">Theoretisch könnte auch SET_PROG_PTR_ABSOLUT verwendet werden:</text:p>
      <text:p text:style-name="Preformatted_20_Text">#define INCR_PROG_PTR (SET_PROG_PTR_ABSOLUT(PROG_PTR+1))</text:p>
      <text:p text:style-name="P15">Aber vielleicht gibt es, je nach Medium, optimalere Operationen (wie z.B. bei Zugriffen via fseek()/fgetc() innerhalb eines Dateisystems). Aus diesen Grund ist dieses Define extra herausgeführt.</text:p>
      <text:p text:style-name="P15"/>
      <text:p text:style-name="Preformatted_20_Text">#define END_OF_PROG_TEXT GET_CONTENT_PROG_PTR == 0</text:p>
      <text:p text:style-name="P15">Bedingung mit der das physische Ende des Basic-Programmtextes erkannt werden kann. Das Ergebnis muss wahr (größer 0) sein, wenn das Programmende erreicht ist.</text:p>
      <text:p text:style-name="P15"/>
      <text:p text:style-name="P15">Im Quelltextarchiv sind Beispiele für unterschiedliche Zugriffsmethoden auf den Basic-Quelltext zu finden, um die Funktionsweise verdeutlichen:</text:p>
      <text:list xml:id="list1924903866" text:style-name="L9">
        <text:list-item>
          <text:p text:style-name="P29">Programm im Flash-Speicher eines AVR-Mikrocontrollers</text:p>
        </text:list-item>
        <text:list-item>
          <text:p text:style-name="P29">Programm auf einer SD-Karte an einem AVR-Mikrocontroller </text:p>
        </text:list-item>
        <text:list-item>
          <text:p text:style-name="P43">über direkte Dateisystemzugriffe unter Linux</text:p>
          <text:p text:style-name="P39"/>
        </text:list-item>
      </text:list>
      <text:h text:style-name="Heading_20_1" text:outline-level="1"><text:bookmark text:name="__RefNumPara__1985_1650267454"/>Aufruf von externen Unterprogrammen<text:bookmark-end text:name="__RefNumPara__1985_1650267454"/></text:h>
      <text:p text:style-name="P15">Innerhalb des <text:span text:style-name="T2">gosub</text:span>-Befehles ist es möglich, statt einer Programmzeile innerhalb des aktuellen Pro­gramms, auch ein weiteres externes Programm als String anzugeben. Beispiel:</text:p>
      <text:p text:style-name="Preformatted_20_Text"><text:soft-page-break/>10 GOSUB "UP1" </text:p>
      <text:p text:style-name="P15">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5">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606860727" text:style-name="L10">
        <text:list-item>
          <text:p text:style-name="P30">Schließen des derzeitig geöffneten Programms;</text:p>
        </text:list-item>
        <text:list-item>
          <text:p text:style-name="P30">Öffnen des Programms dessen Name als Parameter übergeben wurde </text:p>
        </text:list-item>
        <text:list-item>
          <text:p text:style-name="P30">Setzen der Zeiger <text:span text:style-name="T2">PROG_PTR</text:span> und <text:span text:style-name="T2">programm_ptr</text:span> auf den Anfang des neuen Programms; </text:p>
        </text:list-item>
        <text:list-item>
          <text:p text:style-name="P30">Aufruf <text:span text:style-name="T2">tokenizer_init()</text:span></text:p>
        </text:list-item>
        <text:list-item>
          <text:p text:style-name="P30">Setzen der Variable <text:span text:style-name="T2">current_proc</text:span> auf aktuellenProgrammname</text:p>
        </text:list-item>
        <text:list-item>
          <text:p text:style-name="P30">Fehlerbehandlung nicht vergessen, z.B. Programm nicht vorhanden</text:p>
        </text:list-item>
      </text:list>
      <text:p text:style-name="P15"/>
      <text:p text:style-name="P15">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7">Beispiele für verschiedene Speichermedien sind im Quelltextarchiv enthalten.</text:p>
      <text:h text:style-name="P48" text:outline-level="1">Formale Syntax-Beschreibung (Erweiterte Backus-Naur-Form)</text:h>
      <text:p text:style-name="P46">Line<text:tab/><text:tab/>= [number | number ":"] [statement] "\\n"; </text:p>
      <text:p text:style-name="P46">statement<text:tab/>= PRINT printlist | </text:p>
      <text:p text:style-name="P46"><text:tab/><text:tab/> <text:s/>[LET] (var "=" expression|str_var "=" str_expression) | </text:p>
      <text:p text:style-name="P46"><text:tab/><text:tab/> <text:s/>GOTO expression | </text:p>
      <text:p text:style-name="P46"><text:tab/><text:tab/> <text:s/>GOSUB (expression | characterstr) | </text:p>
      <text:p text:style-name="P46"><text:tab/><text:tab/> <text:s/>RETURN | </text:p>
      <text:p text:style-name="P46"><text:s text:c="2"/><text:tab/><text:tab/> <text:s/>IF (expression relop expression|str_expression relop str_expression) (THEN statement <text:tab/><text:tab/><text:tab/><text:tab/>[ELSE statement]|[THEN] statement) | </text:p>
      <text:p text:style-name="P46"><text:tab/><text:tab/> <text:s/>FOR var "=" expression ( TO | DOWNTO ) expression [STEP expression]| </text:p>
      <text:p text:style-name="P46"><text:tab/><text:tab/> <text:s/>NEXT var | </text:p>
      <text:p text:style-name="P46"><text:tab/><text:tab/> <text:s/>REM { any_character } | </text:p>
      <text:p text:style-name="P46"><text:tab/><text:tab/> <text:s/>DIM (var|str_var) "(" expression ")" |</text:p>
      <text:p text:style-name="P46"><text:tab/><text:tab/> <text:s/>INPUT [characterstr ";"] (var|str_var) {[","] (var|str_var)} |</text:p>
      <text:p text:style-name="P46"><text:tab/><text:tab/> <text:s/>DATA (number|characterstr) {[","] (number|characterstr)} |</text:p>
      <text:p text:style-name="P46"><text:tab/><text:tab/> <text:s/>READ (var|str_var) {[","] (var|str_var)} |</text:p>
      <text:p text:style-name="P46"><text:tab/><text:tab/> <text:s/>RESTORE | </text:p>
      <text:p text:style-name="P46"><text:tab/><text:tab/> <text:s/>SRAND | </text:p>
      <text:p text:style-name="P46"><text:tab/><text:tab/> <text:s/>WAIT expression | </text:p>
      <text:p text:style-name="P46"><text:tab/><text:tab/> <text:s/>OUT "(" characterstr "," expression ")" "=" expression | </text:p>
      <text:p text:style-name="P46"><text:tab/><text:tab/> <text:s/>EPOKE "(" expression ")" "=" expression | </text:p>
      <text:p text:style-name="P46"><text:tab/><text:tab/> <text:s/>VPOKE "(" characterstr ")" "=" expression | </text:p>
      <text:p text:style-name="P46"><text:tab/><text:tab/> <text:s/>DIR "(" characterstr "," expression ")" "=" expression | </text:p>
      <text:p text:style-name="P46"><text:tab/><text:tab/> <text:s/>CALL "(" characterstr "," exprlist ")";</text:p>
      <text:p text:style-name="P46">printlist<text:tab/>= [printitem | printitem separator printlist]; </text:p>
      <text:p text:style-name="P46">printitem<text:tab/>= (expression | characterstr | str_expression); </text:p>
      <text:p text:style-name="P46">varlist<text:tab/><text:tab/>= var | var "," varlist; </text:p>
      <text:p text:style-name="P46">exprlist <text:tab/>= expression | expression "," exprlist; </text:p>
      <text:p text:style-name="P46">expression<text:tab/>= ["-"|"+"] (term | "(" term ")"); </text:p>
      <text:p text:style-name="P46">term<text:tab/><text:tab/>= factor | factor operator term; </text:p>
      <text:p text:style-name="P46">factor<text:tab/><text:tab/>= var | ["+" | "-"] number | expression | function; </text:p>
      <text:p text:style-name="P46">function<text:tab/>= RAND "(" expression ")" | </text:p>
      <text:p text:style-name="P46"><text:tab/><text:tab/> <text:s/>ABS "(" expression ")" | </text:p>
      <text:p text:style-name="P46"><text:tab/><text:tab/> <text:s/>NOT "(" expression ")" | </text:p>
      <text:p text:style-name="P46"><text:tab/><text:tab/> <text:s/>EPEEK "(" expression ")" | </text:p>
      <text:p text:style-name="P46"><text:tab/><text:tab/> <text:s/>ADC "(" expression ")" | </text:p>
      <text:p text:style-name="P46"><text:tab/><text:tab/> <text:s/>IN "(" characterstr "," expression ")" | </text:p>
      <text:p text:style-name="P46"><text:tab/><text:tab/> <text:s/>CALL "(" characterstr "," exprlist ")" | </text:p>
      <text:p text:style-name="P46"><text:tab/><text:tab/> <text:s/>VPEEK "(" characterstr ")" |</text:p>
      <text:p text:style-name="P46"><text:tab/><text:tab/> <text:s/>VAL "(" str_expression ")" |</text:p>
      <text:p text:style-name="P46"><text:tab/><text:tab/> <text:s/>LEN "(" str_expression ")" |</text:p>
      <text:p text:style-name="P46"><text:tab/><text:tab/> <text:s/>ASC "(" str_expression ")"; </text:p>
      <text:p text:style-name="P46">str_expression<text:tab/>= (str_term | "(" str_term ")");</text:p>
      <text:p text:style-name="P46">str_term<text:tab/>= str_factor | str_factor str_operator str_term;</text:p>
      <text:p text:style-name="P46">str_factor<text:tab/>= str_var | characterstr | str_expression | str_function;</text:p>
      <text:p text:style-name="P46">str_function<text:tab/>= "LEFT$" "(" str_expression "," expression ")" |</text:p>
      <text:p text:style-name="P46"><text:tab/><text:tab/> <text:s/>"RIGHT$" "(" str_expression "," expression ")" |</text:p>
      <text:p text:style-name="P46"><text:tab/><text:tab/> <text:s/>"MID$" "(" str_expression "," expression "," expression ")" |</text:p>
      <text:p text:style-name="P46"><text:tab/><text:tab/> <text:s/>"CHR$" "(" str_expression ")" |</text:p>
      <text:p text:style-name="P46"><text:tab/><text:tab/> <text:s/>"STR$" "(" str_expression ")" ;</text:p>
      <text:p text:style-name="P46">number<text:tab/><text:tab/>= decnumber | hexnumber | dualnumber;</text:p>
      <text:p text:style-name="P46">decnumber<text:tab/>= decdigit {decdigit};</text:p>
      <text:p text:style-name="P46">hexnumber<text:tab/>= "0" ("x"|"X") hexdigit {hexdigit}; <text:s/></text:p>
      <text:p text:style-name="P46">dualnumber<text:tab/>= "0" ("b"|"b") dualdigit {dualdigit}; <text:s/></text:p>
      <text:p text:style-name="P46">separator<text:tab/>= "," | ";"; </text:p>
      <text:p text:style-name="P46">var<text:tab/><text:tab/>= ("A" | "..." | "Z" | "a" | "..." | "z") ["(" expression ")"]; </text:p>
      <text:p text:style-name="P46">str_var<text:tab/><text:tab/>= ("A" | "..." | "Z" | "a" | "..." | "z") "$" </text:p>
      <text:p text:style-name="P46">decdigit<text:tab/>= "0" | "..." | "9"; </text:p>
      <text:p text:style-name="P46">hexdigit<text:tab/>= "0" | "..." | "9" | "A" | "..." | "F" | "a" | "..." | "f"; </text:p>
      <text:p text:style-name="P46">dualdigit<text:tab/>= "0" | "1"; </text:p>
      <text:p text:style-name="P46">relop<text:tab/><text:tab/>= "&lt;" | "&gt;" | "=" | "&lt;=" | "&gt;=" | "&lt;&gt;" | "&lt;&gt;"; </text:p>
      <text:p text:style-name="P46">operator<text:tab/>= "+" | "-" | "*" | "/" | "%" | "mod" | "|" | "or" | "&amp;" | "and" | "xor" | "shl" | <text:tab/><text:tab/><text:tab/><text:tab/>"shr"; </text:p>
      <text:p text:style-name="P46">str_operator<text:tab/>= "+";</text:p>
      <text:p text:style-name="P46">characterstr<text:tab/>= "\"" <text:s/>{ any_character } "\""; </text:p>
      <text:p text:style-name="Standard"/>
      <text:p text:style-name="P5">Mit diversen Tools können aus obiger EBNF-Beschreibung Syntax-Diagramme generiert werden. Ein Online-Tool ist z.B. unter <text:s/>http://www-cgi.uni-regensburg.de/~brf09510/syntax.html zu finden.</text:p>
      <text:h text:style-name="P48" text:outline-level="1">Bekannte Fehler</text:h>
      <text:list xml:id="list422922420" text:style-name="L11">
        <text:list-item>
          <text:p text:style-name="P31">Speicherzugriffsverletzung bei Einzelzuweisung von Zeichenketten, welche größer als MAX_STRINGLEN sind</text:p>
        </text:list-item>
        <text:list-item>
          <text:p text:style-name="P31">print mit Zeichenketten in Klammern generiert einen BASIC-Syntaxfehler</text:p>
        </text:list-item>
      </text:list>
      <text:p text:style-name="P15">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319206722" text:style-name="L12">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6" draw:style-name="Mgr1" draw:text-style-name="MP1" svg:x1="0.025cm" svg:y1="0.007cm" svg:x2="16.98cm" svg:y2="0.007cm"><text:p/></draw:line>Manual: uBasic-avr<text:tab/><text:tab/><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5-12T21:38:28</dc:date>
    <dc:language>de-DE</dc:language>
    <meta:editing-cycles>270</meta:editing-cycles>
    <meta:editing-duration>PT111H53M19S</meta:editing-duration>
    <dc:creator>Uwe Berger</dc:creator>
    <meta:document-statistic meta:table-count="3" meta:image-count="0" meta:object-count="0" meta:page-count="27" meta:paragraph-count="719" meta:word-count="6109" meta:character-count="46657"/>
    <meta:user-defined meta:name="Info 1"/>
    <meta:user-defined meta:name="Info 2"/>
    <meta:user-defined meta:name="Info 3"/>
    <meta:user-defined meta:name="Info 4"/>
  </office:meta>
</office:document-meta>
</file>